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f9e3" officeooo:paragraph-rsid="001df9e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1df9e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df9e3" officeooo:paragraph-rsid="001df9e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3a94" officeooo:paragraph-rsid="001f3a9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4b967" officeooo:paragraph-rsid="0024b96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df9e3" officeooo:paragraph-rsid="001df9e3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1df9e3" officeooo:paragraph-rsid="001df9e3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1f3a94" officeooo:paragraph-rsid="001f3a94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5pt" fo:font-weight="bold" officeooo:rsid="00210254" officeooo:paragraph-rsid="0021025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officeooo:rsid="0021f8f1" officeooo:paragraph-rsid="0021f8f1" style:font-size-asian="15pt" style:font-weight-asian="bold" style:font-size-complex="15pt" style:font-weight-complex="bold"/>
    </style:style>
    <style:style style:name="T1" style:family="text">
      <style:text-properties style:font-name=" Times New Roman"/>
    </style:style>
    <style:style style:name="T2" style:family="text">
      <style:text-properties style:font-name=" Times New Roman" officeooo:rsid="001df9e3"/>
    </style:style>
    <style:style style:name="T3" style:family="text">
      <style:text-properties style:font-name="Times New Roman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f3a9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10254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1f8f1" style:font-size-asian="12.25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3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</text:span><text:span text:style-name="T1">alcul d’indicateurs d’évaluation de </text:span><text:span text:style-name="T3">modèles de simulations</text:span></text:p>
      <text:p text:style-name="P3">Compte Rendu de la première réunion</text:p>
      <text:p text:style-name="P1"/>
      <text:p text:style-name="P1">Date : 14 Novembre 2014</text:p>
      <text:p text:style-name="P1"/>
      <text:p text:style-name="P6">Objectif <text:span text:style-name="T9">général</text:span> du projet:</text:p>
      <text:p text:style-name="P7"><text:tab/><text:span text:style-name="T4">Le projet consiste à développer une application de gestion des indicateurs de modèles des simulations. On utilisera le langage C++ et la bibliothèque Qt pour l'interface graphique. L'application sera utilisée par un non informaticien et doit alors offrir une interface ergonomique et simple à utiliser. </text:span><text:span text:style-name="T5">Elle</text:span><text:span text:style-name="T4"> doit aussi être générique et permettre l'import et l'export des données sous format XML.</text:span></text:p>
      <text:p text:style-name="P7"/>
      <text:p text:style-name="P4">Indicateurs et logique floue :</text:p>
      <text:p text:style-name="P8"><text:span text:style-name="T4"><text:tab/></text:span><text:span text:style-name="T6">La valeur d'un indicateur est calculée à partir de plusieurs indices et/ou modules.</text:span></text:p>
      <text:p text:style-name="P9"><text:span text:style-name="T4"><text:tab/>Chaque indice est caractérisé par une borne U (infavorable), une borne F (favorable) et un poid W. Dans le cas U &lt; F :</text:span></text:p>
      <text:p text:style-name="P9"><text:span text:style-name="T4"><text:tab/>Soit V la valeur de l'indice ;</text:span></text:p>
      <text:p text:style-name="P9"><text:span text:style-name="T4"><text:tab/>Si V &lt; U alors V est infavorable<text:tab/></text:span></text:p>
      <text:p text:style-name="P9"><text:span text:style-name="T4"><text:tab/>Si V &gt; F alors V est favorable</text:span></text:p>
      <text:p text:style-name="P9"><text:span text:style-name="T4"><text:tab/>Si U &lt; V &lt; F alors V à une probabilité P d'être favorable, cette probabilité se <text:tab/><text:tab/><text:tab/>calcule à partir de la distance entre V et les deux bornes. La probabilité <text:tab/><text:tab/>que V soit infavorable dans ce cas est (1 – P ).</text:span></text:p>
      <text:p text:style-name="P9"/>
      <text:p text:style-name="P10"><text:span text:style-name="T4">Un module agrège plusieurs indices suivant leurs poid et participe lui même dans le calcul d'un indice, indicateur ou autre module.</text:span></text:p>
      <text:p text:style-name="P10"/>
      <text:p text:style-name="P5">Travail à réaliser :</text:p>
      <text:p text:style-name="P5"><text:span text:style-name="T7"><text:tab/>- </text:span><text:span text:style-name="T4">Une maquette de l'interafce graphique de l'application</text:span></text:p>
      <text:p text:style-name="P5"><text:span text:style-name="T4"><text:tab/>- Diagramme des cas d'utilisations suivant cette interface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 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1:09:42.823450602</meta:creation-date>
    <dc:date>2014-11-15T11:49:26.388641111</dc:date>
    <meta:editing-duration>PT24M31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16" meta:word-count="230" meta:character-count="1346" meta:non-whitespace-character-count="1116"/>
  </office:meta>
</office:document-meta>
</file>